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deItemLocationProfile-2.1" table:style-name="ta1" table:print-ranges="A1:AF2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deItemLocationProfile">
            <text:p>TradeItemLocationProfile</text:p>
          </table:table-cell>
          <table:table-cell table:style-name="ce8" office:value-type="string" office:string-value="Trade Item Location Profile. Details">
            <text:p>Trade Item Location Profile. Details</text:p>
          </table:table-cell>
          <table:table-cell table:style-name="ce8" office:value-type="string" office:string-value=""/>
          <table:table-cell table:style-name="ce8" office:value-type="string" office:string-value="Trade Item Location Profile">
            <text:p>Trade Item Location Profil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TradeItem Information Request">
            <text:p>TradeItem Information Request</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specifying trade item attributes relating to replenishment policies.">
            <text:p>A document specifying trade item attributes relating to replenishment policies.</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lan">
            <text:p>Pla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rade Item Location Profile. UBL Version Identifier. Identifier">
            <text:p>Trade Item Location Profile. UBL Version Identifier. Identifier</text:p>
          </table:table-cell>
          <table:table-cell table:style-name="ce9" office:value-type="string" office:string-value=""/>
          <table:table-cell office:value-type="string" table:style-name="ce9" office:string-value="Trade Item Location Profile">
            <text:p>Trade Item Location Profil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rade Item Location Profile. Customization Identifier. Identifier">
            <text:p>Trade Item Location Profile. Customization Identifier. Identifier</text:p>
          </table:table-cell>
          <table:table-cell table:style-name="ce9" office:value-type="string" office:string-value=""/>
          <table:table-cell office:value-type="string" table:style-name="ce9" office:string-value="Trade Item Location Profile">
            <text:p>Trade Item Location Profil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rade Item Location Profile. Profile Identifier. Identifier">
            <text:p>Trade Item Location Profile. Profile Identifier. Identifier</text:p>
          </table:table-cell>
          <table:table-cell table:style-name="ce9" office:value-type="string" office:string-value=""/>
          <table:table-cell office:value-type="string" table:style-name="ce9" office:string-value="Trade Item Location Profile">
            <text:p>Trade Item Location Profil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rade Item Location Profile. Profile Execution Identifier. Identifier">
            <text:p>Trade Item Location Profile. Profile Execution Identifier. Identifier</text:p>
          </table:table-cell>
          <table:table-cell table:style-name="ce9" office:value-type="string" office:string-value=""/>
          <table:table-cell office:value-type="string" table:style-name="ce9" office:string-value="Trade Item Location Profile">
            <text:p>Trade Item Location Profil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rade Item Location Profile. Identifier">
            <text:p>Trade Item Location Profile. Identifier</text:p>
          </table:table-cell>
          <table:table-cell table:style-name="ce9" office:value-type="string" office:string-value=""/>
          <table:table-cell office:value-type="string" table:style-name="ce9" office:string-value="Trade Item Location Profile">
            <text:p>Trade Item Location Profil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Trade Item Location Profile. Copy_ Indicator. Indicator">
            <text:p>Trade Item Location Profile. Copy_ Indicator. Indicator</text:p>
          </table:table-cell>
          <table:table-cell table:style-name="ce9" office:value-type="string" office:string-value=""/>
          <table:table-cell office:value-type="string" table:style-name="ce9" office:string-value="Trade Item Location Profile">
            <text:p>Trade Item Location Profile</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rade Item Location Profile. UUID. Identifier">
            <text:p>Trade Item Location Profile. UUID. Identifier</text:p>
          </table:table-cell>
          <table:table-cell table:style-name="ce9" office:value-type="string" office:string-value=""/>
          <table:table-cell office:value-type="string" table:style-name="ce9" office:string-value="Trade Item Location Profile">
            <text:p>Trade Item Location Profil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Trade Item Location Profile. Issue Date. Date">
            <text:p>Trade Item Location Profile. Issue Date. Date</text:p>
          </table:table-cell>
          <table:table-cell table:style-name="ce9" office:value-type="string" office:string-value=""/>
          <table:table-cell office:value-type="string" table:style-name="ce9" office:string-value="Trade Item Location Profile">
            <text:p>Trade Item Location Profil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Trade Item Location Profile. Issue Time. Time">
            <text:p>Trade Item Location Profile. Issue Time. Time</text:p>
          </table:table-cell>
          <table:table-cell table:style-name="ce9" office:value-type="string" office:string-value=""/>
          <table:table-cell office:value-type="string" table:style-name="ce9" office:string-value="Trade Item Location Profile">
            <text:p>Trade Item Location Profil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Trade Item Location Profile. Note. Text">
            <text:p>Trade Item Location Profile. Note. Text</text:p>
          </table:table-cell>
          <table:table-cell table:style-name="ce9" office:value-type="string" office:string-value=""/>
          <table:table-cell office:value-type="string" table:style-name="ce9" office:string-value="Trade Item Location Profile">
            <text:p>Trade Item Location Profil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ProfileStatusCode">
            <text:p>ProfileStatusCode</text:p>
          </table:table-cell>
          <table:table-cell office:value-type="string" table:style-name="ce9" office:string-value="Trade Item Location Profile. Profile_ Status Code. Code">
            <text:p>Trade Item Location Profile. Profile_ Status Code. Code</text:p>
          </table:table-cell>
          <table:table-cell table:style-name="ce9" office:value-type="string" office:string-value=""/>
          <table:table-cell office:value-type="string" table:style-name="ce9" office:string-value="Trade Item Location Profile">
            <text:p>Trade Item Location Profile</text:p>
          </table:table-cell>
          <table:table-cell office:value-type="string" table:style-name="ce9" office:string-value="Profile">
            <text:p>Profile</text:p>
          </table:table-cell>
          <table:table-cell office:value-type="string" table:style-name="ce9" office:string-value="Status">
            <text:p>Status</text:p>
          </table:table-cell>
          <table:table-cell office:value-type="string" table:style-name="ce9" office:string-value="Code">
            <text:p>Code</text:p>
          </table:table-cell>
          <table:table-cell office:value-type="string" table:style-name="ce11" table:formula="of:=IF([.F13]&lt;&gt;&quot;&quot;;CONCATENATE([.F13];&quot; &quot;;[.G13]);[.G13])" office:string-value="Status Code">
            <text:p>Status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3]&lt;&gt;&quot;&quot;;CONCATENATE([.J13];&quot;_ &quot;;[.I13];&quot;. Type&quot;);CONCATENATE([.I13];&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status of this Trade Item Location Profile.">
            <text:p>A code signifying the status of this Trade Item Location Profil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Period">
            <text:p>Period</text:p>
          </table:table-cell>
          <table:table-cell table:style-name="ce10" office:value-type="string" office:string-value="Trade Item Location Profile. Period">
            <text:p>Trade Item Location Profile. Period</text:p>
          </table:table-cell>
          <table:table-cell table:style-name="ce10" office:value-type="string" office:string-value=""/>
          <table:table-cell table:style-name="ce10" office:value-type="string" office:string-value="Trade Item Location Profile">
            <text:p>Trade Item Location Profil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4]"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n association to Period.">
            <text:p>An association to Perio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DocumentReference">
            <text:p>DocumentReference</text:p>
          </table:table-cell>
          <table:table-cell table:style-name="ce10" office:value-type="string" office:string-value="Trade Item Location Profile. Document Reference">
            <text:p>Trade Item Location Profile. Document Reference</text:p>
          </table:table-cell>
          <table:table-cell table:style-name="ce10" office:value-type="string" office:string-value=""/>
          <table:table-cell table:style-name="ce10" office:value-type="string" office:string-value="Trade Item Location Profile">
            <text:p>Trade Item Location Profil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10" office:value-type="string" office:string-value="Trade Item Location Profile. Signature">
            <text:p>Trade Item Location Profile. Signature</text:p>
          </table:table-cell>
          <table:table-cell table:style-name="ce10" office:value-type="string" office:string-value=""/>
          <table:table-cell table:style-name="ce10" office:value-type="string" office:string-value="Trade Item Location Profile">
            <text:p>Trade Item Location Profil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enderParty">
            <text:p>SenderParty</text:p>
          </table:table-cell>
          <table:table-cell table:style-name="ce10" office:value-type="string" office:string-value="Trade Item Location Profile. Sender_ Party. Party">
            <text:p>Trade Item Location Profile. Sender_ Party. Party</text:p>
          </table:table-cell>
          <table:table-cell table:style-name="ce10" office:value-type="string" office:string-value=""/>
          <table:table-cell table:style-name="ce10" office:value-type="string" office:string-value="Trade Item Location Profile">
            <text:p>Trade Item Location Profile</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sender.">
            <text:p>The send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ReceiverParty">
            <text:p>ReceiverParty</text:p>
          </table:table-cell>
          <table:table-cell table:style-name="ce10" office:value-type="string" office:string-value="Trade Item Location Profile. Receiver_ Party. Party">
            <text:p>Trade Item Location Profile. Receiver_ Party. Party</text:p>
          </table:table-cell>
          <table:table-cell table:style-name="ce10" office:value-type="string" office:string-value=""/>
          <table:table-cell table:style-name="ce10" office:value-type="string" office:string-value="Trade Item Location Profile">
            <text:p>Trade Item Location Profile</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8]"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receiver.">
            <text:p>The receiv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BuyerCustomerParty">
            <text:p>BuyerCustomerParty</text:p>
          </table:table-cell>
          <table:table-cell table:style-name="ce10" office:value-type="string" office:string-value="Trade Item Location Profile. Buyer_ Customer Party. Customer Party">
            <text:p>Trade Item Location Profile. Buyer_ Customer Party. Customer Party</text:p>
          </table:table-cell>
          <table:table-cell table:style-name="ce10" office:value-type="string" office:string-value=""/>
          <table:table-cell table:style-name="ce10" office:value-type="string" office:string-value="Trade Item Location Profile">
            <text:p>Trade Item Location Profile</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19]"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ellerSupplierParty">
            <text:p>SellerSupplierParty</text:p>
          </table:table-cell>
          <table:table-cell table:style-name="ce10" office:value-type="string" office:string-value="Trade Item Location Profile. Seller_ Supplier Party. Supplier Party">
            <text:p>Trade Item Location Profile. Seller_ Supplier Party. Supplier Party</text:p>
          </table:table-cell>
          <table:table-cell table:style-name="ce10" office:value-type="string" office:string-value=""/>
          <table:table-cell table:style-name="ce10" office:value-type="string" office:string-value="Trade Item Location Profile">
            <text:p>Trade Item Location Profile</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0]"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ItemManagementProfile">
            <text:p>ItemManagementProfile</text:p>
          </table:table-cell>
          <table:table-cell table:style-name="ce10" office:value-type="string" office:string-value="Trade Item Location Profile. Item Management Profile">
            <text:p>Trade Item Location Profile. Item Management Profile</text:p>
          </table:table-cell>
          <table:table-cell table:style-name="ce10" office:value-type="string" office:string-value=""/>
          <table:table-cell table:style-name="ce10" office:value-type="string" office:string-value="Trade Item Location Profile">
            <text:p>Trade Item Location Profil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Item Management Profile">
            <text:p>Item Management Profile</text:p>
          </table:table-cell>
          <table:table-cell table:style-name="ce10" office:value-type="string" office:string-value="Item Management Profile">
            <text:p>Item Management Profil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Item Management Profile">
            <text:p>Item Management Profil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profile specifying replenishment policies for a particular trade item.">
            <text:p>A profile specifying replenishment policies for a particular trade item.</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